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083in"/>
    </style:style>
    <style:style style:name="co4" style:family="table-column">
      <style:table-column-properties fo:break-before="auto" style:column-width="2.1634in"/>
    </style:style>
    <style:style style:name="co5" style:family="table-column">
      <style:table-column-properties fo:break-before="auto" style:column-width="2.1953in"/>
    </style:style>
    <style:style style:name="co6" style:family="table-column">
      <style:table-column-properties fo:break-before="auto" style:column-width="1.5602in"/>
    </style:style>
    <style:style style:name="co7" style:family="table-column">
      <style:table-column-properties fo:break-before="auto" style:column-width="1.4744in"/>
    </style:style>
    <style:style style:name="co8" style:family="table-column">
      <style:table-column-properties fo:break-before="auto" style:column-width="1.4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ta_extref" style:family="table">
      <style:table-properties table:display="false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IGVC 2011 Source Files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>
            <text:p>softwar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3"/>
        </table:table-row>
        <table:table-row table:style-name="ro1">
          <table:table-cell office:value-type="string">
            <text:p>arduino_diecimika_crosscompile.cmake</text:p>
          </table:table-cell>
          <table:table-cell office:value-type="string">
            <text:p>cmake file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string">
            <text:p>arduino_duemilanove_crosscompile.cmake</text:p>
          </table:table-cell>
          <table:table-cell office:value-type="string">
            <text:p>cmake file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string">
            <text:p>atmel_crosscompile.cmake</text:p>
          </table:table-cell>
          <table:table-cell office:value-type="string">
            <text:p>cmake file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3"/>
        </table:table-row>
        <table:table-row table:style-name="ro1">
          <table:table-cell office:value-type="string">
            <text:p>standardPCOpts.cmake</text:p>
          </table:table-cell>
          <table:table-cell office:value-type="string">
            <text:p>cmake file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Arduino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duinobootloader.sh</text:p>
          </table:table-cell>
          <table:table-cell office:value-type="string">
            <text:p>Shell script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duinoCmds.hpp</text:p>
          </table:table-cell>
          <table:table-cell office:value-type="string">
            <text:p>C++ header file</text:p>
          </table:table-cell>
          <table:table-cell office:value-type="string">
            <text:p>Declares constants for arduino comman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duinoInterface.cc</text:p>
          </table:table-cell>
          <table:table-cell office:value-type="string">
            <text:p>C++ file</text:p>
          </table:table-cell>
          <table:table-cell office:value-type="string">
            <text:p>Implements the ArduinoInterface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duinoInterface.h</text:p>
          </table:table-cell>
          <table:table-cell office:value-type="string">
            <text:p>C++ header file</text:p>
          </table:table-cell>
          <table:table-cell office:value-type="string">
            <text:p>Declares the ArduinoInterface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duino.c</text:p>
          </table:table-cell>
          <table:table-cell office:value-type="string">
            <text:p>C file</text:p>
          </table:table-cell>
          <table:table-cell office:value-type="string">
            <text:p>Template for running code with the ArduinoInterface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on_defines.hpp</text:p>
          </table:table-cell>
          <table:table-cell office:value-type="string">
            <text:p>C++ header file</text:p>
          </table:table-cell>
          <table:table-cell office:value-type="string">
            <text:p>Includes various definitions of const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Packet.cc</text:p>
          </table:table-cell>
          <table:table-cell office:value-type="string">
            <text:p>C++ file</text:p>
          </table:table-cell>
          <table:table-cell office:value-type="string">
            <text:p>Implements the DataPacket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Packet.hpp</text:p>
          </table:table-cell>
          <table:table-cell office:value-type="string">
            <text:p>C++ header file</text:p>
          </table:table-cell>
          <table:table-cell office:value-type="string">
            <text:p>Declares the DataPacket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PacketStructs.hpp</text:p>
          </table:table-cell>
          <table:table-cell office:value-type="string">
            <text:p>C++ header file</text:p>
          </table:table-cell>
          <table:table-cell office:value-type="string">
            <text:p>Declares constants and data types for arduin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goniso.sh</text:p>
          </table:table-cell>
          <table:table-cell office:value-type="string">
            <text:p>Shell script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gonjtag.sh</text:p>
          </table:table-cell>
          <table:table-cell office:value-type="string">
            <text:p>Shell script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emilanovebootloader.sh</text:p>
          </table:table-cell>
          <table:table-cell office:value-type="string">
            <text:p>Shell script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I.c</text:p>
          </table:table-cell>
          <table:table-cell office:value-type="string">
            <text:p>C file</text:p>
          </table:table-cell>
          <table:table-cell office:value-type="string">
            <text:p>Implements SPI func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I.h</text:p>
          </table:table-cell>
          <table:table-cell office:value-type="string">
            <text:p>C++ header file</text:p>
          </table:table-cell>
          <table:table-cell office:value-type="string">
            <text:p>Declares variables of SP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ndard_types.hpp</text:p>
          </table:table-cell>
          <table:table-cell office:value-type="string">
            <text:p>C++ header file</text:p>
          </table:table-cell>
          <table:table-cell office:value-type="string">
            <text:p>Declares type definit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encoder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arduin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fenc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fenc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fenc_dual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ncSettings.hpp</text:p>
          </table:table-cell>
          <table:table-cell office:value-type="string">
            <text:p>C++ header file</text:p>
          </table:table-cell>
          <table:table-cell office:value-type="string">
            <text:p>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_debug.cc</text:p>
          </table:table-cell>
          <table:table-cell office:value-type="string">
            <text:p>C++ file</text:p>
          </table:table-cell>
          <table:table-cell office:value-type="string">
            <text:p>Executable main file for debuggi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defs.hpp</text:p>
          </table:table-cell>
          <table:table-cell office:value-type="string">
            <text:p>C++ header file</text:p>
          </table:table-cell>
          <table:table-cell office:value-type="string">
            <text:p>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rial_comm_helper.cc</text:p>
          </table:table-cell>
          <table:table-cell office:value-type="string">
            <text:p>C++ header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rial_comm_helper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arduino sign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fenc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fenc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ncSettings.hpp</text:p>
          </table:table-cell>
          <table:table-cell office:value-type="string">
            <text:p>C++ header file</text:p>
          </table:table-cell>
          <table:table-cell office:value-type="string">
            <text:p>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_debug.cc</text:p>
          </table:table-cell>
          <table:table-cell office:value-type="string">
            <text:p>C++ file</text:p>
          </table:table-cell>
          <table:table-cell office:value-type="string">
            <text:p>Executable main file for debuggi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defs.hpp</text:p>
          </table:table-cell>
          <table:table-cell office:value-type="string">
            <text:p>C++ header file</text:p>
          </table:table-cell>
          <table:table-cell office:value-type="string">
            <text:p>Defines constants for pi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rial_comm_helper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rial_comm_helper.hp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encodertes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ncodertester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pcdriv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etvelocitites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.cc</text:p>
          </table:table-cell>
          <table:table-cell office:value-type="string">
            <text:p>C++ file</text:p>
          </table:table-cell>
          <table:table-cell office:value-type="string">
            <text:p>Implements quadCoderDriver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.hpp</text:p>
          </table:table-cell>
          <table:table-cell office:value-type="string">
            <text:p>C++ header file</text:p>
          </table:table-cell>
          <table:table-cell office:value-type="string">
            <text:p>Declares quadCoderDriver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MATLA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</table:table-row>
        <table:table-row table:style-name="ro1">
          <table:table-cell table:number-columns-repeated="3"/>
          <table:table-cell office:value-type="string">
            <text:p>convert2angular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</table:table-row>
        <table:table-row table:style-name="ro1">
          <table:table-cell table:number-columns-repeated="3"/>
          <table:table-cell office:value-type="string">
            <text:p>getsomedata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</table:table-row>
        <table:table-row table:style-name="ro1">
          <table:table-cell table:number-columns-repeated="3"/>
          <table:table-cell office:value-type="string">
            <text:p>getT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</table:table-row>
        <table:table-row table:style-name="ro1">
          <table:table-cell table:number-columns-repeated="3"/>
          <table:table-cell office:value-type="string">
            <text:p>getTComplete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</table:table-row>
        <table:table-row table:style-name="ro1">
          <table:table-cell table:number-columns-repeated="3"/>
          <table:table-cell office:value-type="string">
            <text:p>readFile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</table:table-row>
        <table:table-row table:style-name="ro1">
          <table:table-cell table:number-columns-repeated="3"/>
          <table:table-cell office:value-type="string">
            <text:p>showData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pcdriver_4w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.cc</text:p>
          </table:table-cell>
          <table:table-cell office:value-type="string">
            <text:p>C++ file</text:p>
          </table:table-cell>
          <table:table-cell office:value-type="string">
            <text:p>Implements quadCoderDriver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.hpp</text:p>
          </table:table-cell>
          <table:table-cell office:value-type="string">
            <text:p>C++ header file</text:p>
          </table:table-cell>
          <table:table-cell office:value-type="string">
            <text:p>Declares quadCoderDriver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pcdriver_4wd_sign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_4wd_signed.cc</text:p>
          </table:table-cell>
          <table:table-cell office:value-type="string">
            <text:p>C++ file</text:p>
          </table:table-cell>
          <table:table-cell office:value-type="string">
            <text:p>Implements quadCoderDriver_4wd_signed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_4wd_signed.hpp</text:p>
          </table:table-cell>
          <table:table-cell office:value-type="string">
            <text:p>C++ header file</text:p>
          </table:table-cell>
          <table:table-cell office:value-type="string">
            <text:p>Declares quadCoderDriver_4wd_signed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pcdriver_sign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_signed.cc</text:p>
          </table:table-cell>
          <table:table-cell office:value-type="string">
            <text:p>C++ file</text:p>
          </table:table-cell>
          <table:table-cell office:value-type="string">
            <text:p>Implements quadCoderDriver_signed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adCoderDriver_signed.hpp</text:p>
          </table:table-cell>
          <table:table-cell office:value-type="string">
            <text:p>C++ header file</text:p>
          </table:table-cell>
          <table:table-cell office:value-type="string">
            <text:p>Declares quadCoderDriver_signed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e<text:span text:style-name="T1">xtern</text:span>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libarduinocor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inary.h</text:p>
          </table:table-cell>
          <table:table-cell office:value-type="string">
            <text:p>C header file</text:p>
          </table:table-cell>
          <table:table-cell office:value-type="string">
            <text:p>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rdwareSerial.cpp</text:p>
          </table:table-cell>
          <table:table-cell office:value-type="string">
            <text:p>C++ file</text:p>
          </table:table-cell>
          <table:table-cell office:value-type="string">
            <text:p>Implements HardwareSerial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rdwareSerial.h</text:p>
          </table:table-cell>
          <table:table-cell office:value-type="string">
            <text:p>C++ header file</text:p>
          </table:table-cell>
          <table:table-cell office:value-type="string">
            <text:p>Declares HardwareSerial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.cpp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s_arduino.c</text:p>
          </table:table-cell>
          <table:table-cell office:value-type="string">
            <text:p>C file</text:p>
          </table:table-cell>
          <table:table-cell office:value-type="string">
            <text:p>Implements various functions and 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s_arduino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rint.cpp</text:p>
          </table:table-cell>
          <table:table-cell office:value-type="string">
            <text:p>C++ file</text:p>
          </table:table-cell>
          <table:table-cell office:value-type="string">
            <text:p>Implements Print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rint.h</text:p>
          </table:table-cell>
          <table:table-cell office:value-type="string">
            <text:p>C++ header file</text:p>
          </table:table-cell>
          <table:table-cell office:value-type="string">
            <text:p>Declares Print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one.cpp</text:p>
          </table:table-cell>
          <table:table-cell office:value-type="string">
            <text:p>C++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constants.h</text:p>
          </table:table-cell>
          <table:table-cell office:value-type="string">
            <text:p>C++ header file</text:p>
          </table:table-cell>
          <table:table-cell office:value-type="string">
            <text:p>Includes wiring.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nterrupts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analog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digital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private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pulse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shift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math.cpp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program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libarduinocore_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inary.h</text:p>
          </table:table-cell>
          <table:table-cell office:value-type="string">
            <text:p>C header file</text:p>
          </table:table-cell>
          <table:table-cell office:value-type="string">
            <text:p>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rdwareSerial.cpp</text:p>
          </table:table-cell>
          <table:table-cell office:value-type="string">
            <text:p>C++ file</text:p>
          </table:table-cell>
          <table:table-cell office:value-type="string">
            <text:p>Implements HardwareSerial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rdwareSerial.h</text:p>
          </table:table-cell>
          <table:table-cell office:value-type="string">
            <text:p>C++ header file</text:p>
          </table:table-cell>
          <table:table-cell office:value-type="string">
            <text:p>Declares HardwareSerial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.cpp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s_arduino.c</text:p>
          </table:table-cell>
          <table:table-cell office:value-type="string">
            <text:p>C file</text:p>
          </table:table-cell>
          <table:table-cell office:value-type="string">
            <text:p>Implements various functions and defines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s_arduino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rint.cpp</text:p>
          </table:table-cell>
          <table:table-cell office:value-type="string">
            <text:p>C++ file</text:p>
          </table:table-cell>
          <table:table-cell office:value-type="string">
            <text:p>Implements Print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rint.h</text:p>
          </table:table-cell>
          <table:table-cell office:value-type="string">
            <text:p>C++ header file</text:p>
          </table:table-cell>
          <table:table-cell office:value-type="string">
            <text:p>Declares Print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eam.h</text:p>
          </table:table-cell>
          <table:table-cell office:value-type="string">
            <text:p>C++ header file</text:p>
          </table:table-cell>
          <table:table-cell office:value-type="string">
            <text:p>Declares Stre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one.cpp</text:p>
          </table:table-cell>
          <table:table-cell office:value-type="string">
            <text:p>C++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constants.h</text:p>
          </table:table-cell>
          <table:table-cell office:value-type="string">
            <text:p>C header file</text:p>
          </table:table-cell>
          <table:table-cell office:value-type="string">
            <text:p>Includes wiring.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nterrupts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analog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digital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private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pulse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ring_shift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math.cpp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program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string.cpp</text:p>
          </table:table-cell>
          <table:table-cell office:value-type="string">
            <text:p>C++ file</text:p>
          </table:table-cell>
          <table:table-cell office:value-type="string">
            <text:p>Implements Wstring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string.h</text:p>
          </table:table-cell>
          <table:table-cell office:value-type="string">
            <text:p>C++ header file</text:p>
          </table:table-cell>
          <table:table-cell office:value-type="string">
            <text:p>Declares Wstring clas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libsoftwareseria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oftwareSerial.cpp</text:p>
          </table:table-cell>
          <table:table-cell office:value-type="string">
            <text:p>C++ file</text:p>
          </table:table-cell>
          <table:table-cell office:value-type="string">
            <text:p>Implements SoftwareSerial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oftwareSerial.h</text:p>
          </table:table-cell>
          <table:table-cell office:value-type="string">
            <text:p>C++ header file</text:p>
          </table:table-cell>
          <table:table-cell office:value-type="string">
            <text:p>Declares SoftwareSerial clas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gp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s.cpp</text:p>
          </table:table-cell>
          <table:table-cell office:value-type="string">
            <text:p>C++ file</text:p>
          </table:table-cell>
          <table:table-cell office:value-type="string">
            <text:p>Declares and Implements gps clas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jeanni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di.cbp</text:p>
          </table:table-cell>
          <table:table-cell office:value-type="string">
            <text:p>CodeBlocks Project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di.layout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di.pro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di.workspace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fig.xml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rmat_sources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tall_dependencies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n.cpp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n.h</text:p>
          </table:table-cell>
          <table:table-cell office:value-type="string">
            <text:p>C++ header file</text:p>
          </table:table-cell>
          <table:table-cell office:value-type="string">
            <text:p>Defines various const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file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c_DCam_Config.cpp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make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pan text:style-name="T2">remake</text:span>release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_remove-sources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bot.cpp</text:p>
          </table:table-cell>
          <table:table-cell office:value-type="string">
            <text:p>C++ file</text:p>
          </table:table-cell>
          <table:table-cell office:value-type="string">
            <text:p>Implements Robot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bot.h</text:p>
          </table:table-cell>
          <table:table-cell office:value-type="string">
            <text:p>C++ header file</text:p>
          </table:table-cell>
          <table:table-cell office:value-type="string">
            <text:p>Declares Robot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mlConfiguration.cpp</text:p>
          </table:table-cell>
          <table:table-cell office:value-type="string">
            <text:p>C++ file</text:p>
          </table:table-cell>
          <table:table-cell office:value-type="string">
            <text:p>Implements XmlConfiguration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mlConfiguration.h</text:p>
          </table:table-cell>
          <table:table-cell office:value-type="string">
            <text:p>C++ header file</text:p>
          </table:table-cell>
          <table:table-cell office:value-type="string">
            <text:p>Declares XmlConfiguration clas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loggin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ottime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ottime.h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imer.h</text:p>
          </table:table-cell>
          <table:table-cell office:value-type="string">
            <text:p>C++ header file</text:p>
          </table:table-cell>
          <table:table-cell office:value-type="string">
            <text:p>Declares and Implements various functio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ma<text:span text:style-name="T3">pping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vcorrImages.cpp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vcorrImages.h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pgen.cpp</text:p>
          </table:table-cell>
          <table:table-cell office:value-type="string">
            <text:p>C++ file</text:p>
          </table:table-cell>
          <table:table-cell office:value-type="string">
            <text:p>Implements mapgen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pgen.h</text:p>
          </table:table-cell>
          <table:table-cell office:value-type="string">
            <text:p>C++ header file</text:p>
          </table:table-cell>
          <table:table-cell office:value-type="string">
            <text:p>Declares mapgen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rameterEstimator.h</text:p>
          </table:table-cell>
          <table:table-cell office:value-type="string">
            <text:p>C++ header file</text:p>
          </table:table-cell>
          <table:table-cell office:value-type="string">
            <text:p>Declares virtual class ParameterEstimato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ointParamEstimator.cpp</text:p>
          </table:table-cell>
          <table:table-cell office:value-type="string">
            <text:p>C++ file</text:p>
          </table:table-cell>
          <table:table-cell office:value-type="string">
            <text:p>Implements PointParamEstimator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ointParamEstimator.h</text:p>
          </table:table-cell>
          <table:table-cell office:value-type="string">
            <text:p>C++ header file</text:p>
          </table:table-cell>
          <table:table-cell office:value-type="string">
            <text:p>Declares PointParamEstimator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nsac.h</text:p>
          </table:table-cell>
          <table:table-cell office:value-type="string">
            <text:p>C++ header file</text:p>
          </table:table-cell>
          <table:table-cell office:value-type="string">
            <text:p>Declares and Implements Ransac clas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pathpl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thPlan.cpp</text:p>
          </table:table-cell>
          <table:table-cell office:value-type="string">
            <text:p>C++ file</text:p>
          </table:table-cell>
          <table:table-cell office:value-type="string">
            <text:p>Implements PathPlan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thPlan.h</text:p>
          </table:table-cell>
          <table:table-cell office:value-type="string">
            <text:p>C++ header file</text:p>
          </table:table-cell>
          <table:table-cell office:value-type="string">
            <text:p>Declares PathPlan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pe.h</text:p>
          </table:table-cell>
          <table:table-cell office:value-type="string">
            <text:p>C++ header file</text:p>
          </table:table-cell>
          <table:table-cell office:value-type="string">
            <text:p>Declares Shape and other class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vis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Base.h</text:p>
          </table:table-cell>
          <table:table-cell office:value-type="string">
            <text:p>C++ header file</text:p>
          </table:table-cell>
          <table:table-cell office:value-type="string">
            <text:p>Declares virtual class Bas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vcam.cpp</text:p>
          </table:table-cell>
          <table:table-cell office:value-type="string">
            <text:p>C++ file</text:p>
          </table:table-cell>
          <table:table-cell office:value-type="string">
            <text:p>Implements Cvc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vcam.h</text:p>
          </table:table-cell>
          <table:table-cell office:value-type="string">
            <text:p>C++ header file</text:p>
          </table:table-cell>
          <table:table-cell office:value-type="string">
            <text:p>Declares Cvc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cam.cpp</text:p>
          </table:table-cell>
          <table:table-cell office:value-type="string">
            <text:p>C++ file</text:p>
          </table:table-cell>
          <table:table-cell office:value-type="string">
            <text:p>Implements Dc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cam.h</text:p>
          </table:table-cell>
          <table:table-cell office:value-type="string">
            <text:p>C++ header file</text:p>
          </table:table-cell>
          <table:table-cell office:value-type="string">
            <text:p>Declares Dc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cam_Config.cpp</text:p>
          </table:table-cell>
          <table:table-cell office:value-type="string">
            <text:p>C++ file</text:p>
          </table:table-cell>
          <table:table-cell office:value-type="string">
            <text:p>Implements Dcam_Config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cam_Config.h</text:p>
          </table:table-cell>
          <table:table-cell office:value-type="string">
            <text:p>C++ header file</text:p>
          </table:table-cell>
          <table:table-cell office:value-type="string">
            <text:p>Declares Dcam_Config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aphics.h</text:p>
          </table:table-cell>
          <table:table-cell office:value-type="string">
            <text:p>C++ header file</text:p>
          </table:table-cell>
          <table:table-cell office:value-type="string">
            <text:p>Declares and Implements Graphics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uppyCam.cpp</text:p>
          </table:table-cell>
          <table:table-cell office:value-type="string">
            <text:p>C++ file</text:p>
          </table:table-cell>
          <table:table-cell office:value-type="string">
            <text:p>Implements GuppyC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uppyCam.h</text:p>
          </table:table-cell>
          <table:table-cell office:value-type="string">
            <text:p>C++ header file</text:p>
          </table:table-cell>
          <table:table-cell office:value-type="string">
            <text:p>Declares GuppyCam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mage_buffers.cpp</text:p>
          </table:table-cell>
          <table:table-cell office:value-type="string">
            <text:p>C++ file</text:p>
          </table:table-cell>
          <table:table-cell office:value-type="string">
            <text:p>Implements image_buffers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mage_buffers.h</text:p>
          </table:table-cell>
          <table:table-cell office:value-type="string">
            <text:p>C++ header file</text:p>
          </table:table-cell>
          <table:table-cell office:value-type="string">
            <text:p>Declares image_buffers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kefile</text:p>
          </table:table-cell>
          <table:table-cell table:number-columns-repeated="2" office:value-type="string">
            <text:p>?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jMat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jMat.h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oint2D.h</text:p>
          </table:table-cell>
          <table:table-cell office:value-type="string">
            <text:p>C++ header file</text:p>
          </table:table-cell>
          <table:table-cell office:value-type="string">
            <text:p>Declares and Implements Point2D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ypes.h</text:p>
          </table:table-cell>
          <table:table-cell office:value-type="string">
            <text:p>C++ header file</text:p>
          </table:table-cell>
          <table:table-cell office:value-type="string">
            <text:p>Defines constants and type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ision.cc</text:p>
          </table:table-cell>
          <table:table-cell office:value-type="string">
            <text:p>C++ file</text:p>
          </table:table-cell>
          <table:table-cell office:value-type="string">
            <text:p>Implements vision cla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ision.h</text:p>
          </table:table-cell>
          <table:table-cell office:value-type="string">
            <text:p>C++ header file</text:p>
          </table:table-cell>
          <table:table-cell office:value-type="string">
            <text:p>Declares vision clas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joystickDriv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ystick.c</text:p>
          </table:table-cell>
          <table:table-cell office:value-type="string">
            <text:p>C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ystick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ystickDrive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ystickDrive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lidar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dump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nd_linear_test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datProc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darProc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dartestgui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V200.cpp</text:p>
          </table:table-cell>
          <table:table-cell office:value-type="string">
            <text:p>C++ file</text:p>
          </table:table-cell>
          <table:table-cell office:value-type="string">
            <text:p>Implements NAV200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V200.hpp</text:p>
          </table:table-cell>
          <table:table-cell office:value-type="string">
            <text:p>C++ header file</text:p>
          </table:table-cell>
          <table:table-cell office:value-type="string">
            <text:p>Declares NAV200 cla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test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Micro-conTest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cro-controllerTest.cc</text:p>
          </table:table-cell>
          <table:table-cell office:value-type="string">
            <text:p>C++ file</text:p>
          </table:table-cell>
          <table:table-cell office:value-type="string">
            <text:p>Executable main test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motor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osmc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ardui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</table:table-row>
        <table:table-row table:style-name="ro1">
          <table:table-cell table:number-columns-repeated="3"/>
          <table:table-cell office:value-type="string">
            <text:p>analogjoystick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analogjoystick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</table:table-row>
        <table:table-row table:style-name="ro1">
          <table:table-cell table:number-columns-repeated="3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</table:table-row>
        <table:table-row table:style-name="ro1">
          <table:table-cell table:number-columns-repeated="3"/>
          <table:table-cell office:value-type="string">
            <text:p>current_sensors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current_sensors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</table:table-row>
        <table:table-row table:style-name="ro1">
          <table:table-cell table:number-columns-repeated="3"/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>
          <table:table-cell table:number-columns-repeated="3"/>
          <table:table-cell office:value-type="string">
            <text:p>motorPWN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motorPWN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</table:table-row>
        <table:table-row table:style-name="ro1">
          <table:table-cell table:number-columns-repeated="3"/>
          <table:table-cell office:value-type="string">
            <text:p>OSMC_interface.hpp</text:p>
          </table:table-cell>
          <table:table-cell office:value-type="string">
            <text:p>C++ header file</text:p>
          </table:table-cell>
          <table:table-cell office:value-type="string">
            <text:p>Empty</text:p>
          </table:table-cell>
        </table:table-row>
        <table:table-row table:style-name="ro1">
          <table:table-cell table:number-columns-repeated="3"/>
          <table:table-cell office:value-type="string">
            <text:p>packet_handle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packet_handle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</table:table-row>
        <table:table-row table:style-name="ro1">
          <table:table-cell table:number-columns-repeated="3"/>
          <table:table-cell office:value-type="string">
            <text:p>pinDefs.hpp</text:p>
          </table:table-cell>
          <table:table-cell office:value-type="string">
            <text:p>C++ header file</text:p>
          </table:table-cell>
          <table:table-cell office:value-type="string">
            <text:p>Defines various constants</text:p>
          </table:table-cell>
        </table:table-row>
        <table:table-row table:style-name="ro1">
          <table:table-cell table:number-columns-repeated="3"/>
          <table:table-cell office:value-type="string">
            <text:p>serial_comm_helper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serial_comm_helper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</table:table-row>
        <table:table-row table:style-name="ro1">
          <table:table-cell table:number-columns-repeated="3"/>
          <table:table-cell office:value-type="string">
            <text:p>SPI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SPI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</table:table-row>
        <table:table-row table:style-name="ro1">
          <table:table-cell table:number-columns-repeated="3"/>
          <table:table-cell office:value-type="string">
            <text:p>wheel_encoders.cc</text:p>
          </table:table-cell>
          <table:table-cell office:value-type="string">
            <text:p>C++ header file</text:p>
          </table:table-cell>
          <table:table-cell office:value-type="string">
            <text:p>Implements various functions</text:p>
          </table:table-cell>
        </table:table-row>
        <table:table-row table:style-name="ro1">
          <table:table-cell table:number-columns-repeated="3"/>
          <table:table-cell office:value-type="string">
            <text:p>wheel_encoders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PC_4w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</table:table-row>
        <table:table-row table:style-name="ro1">
          <table:table-cell table:number-columns-repeated="3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</table:table-row>
        <table:table-row table:style-name="ro1">
          <table:table-cell table:number-columns-repeated="3"/>
          <table:table-cell office:value-type="string">
            <text:p>dumbctl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>
          <table:table-cell table:number-columns-repeated="3"/>
          <table:table-cell office:value-type="string">
            <text:p>OSMC_4wd_driver.cc</text:p>
          </table:table-cell>
          <table:table-cell office:value-type="string">
            <text:p>C++ file</text:p>
          </table:table-cell>
          <table:table-cell office:value-type="string">
            <text:p>Implements OSMC_4wd_driver class</text:p>
          </table:table-cell>
        </table:table-row>
        <table:table-row table:style-name="ro1">
          <table:table-cell table:number-columns-repeated="3"/>
          <table:table-cell office:value-type="string">
            <text:p>OSMC_4wd_driver.hpp</text:p>
          </table:table-cell>
          <table:table-cell office:value-type="string">
            <text:p>C++ header file</text:p>
          </table:table-cell>
          <table:table-cell office:value-type="string">
            <text:p>Declares OSMC_4wd_driver class</text:p>
          </table:table-cell>
        </table:table-row>
        <table:table-row table:style-name="ro1">
          <table:table-cell table:number-columns-repeated="3"/>
          <table:table-cell office:value-type="string">
            <text:p>stepresp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PC_tes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</table:table-row>
        <table:table-row table:style-name="ro1">
          <table:table-cell table:number-columns-repeated="3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</table:table-row>
        <table:table-row table:style-name="ro1">
          <table:table-cell table:number-columns-repeated="3"/>
          <table:table-cell office:value-type="string">
            <text:p>dumbctl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>
          <table:table-cell table:number-columns-repeated="3"/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>
          <table:table-cell table:number-columns-repeated="3"/>
          <table:table-cell office:value-type="string">
            <text:p>OSMC_driver.cc</text:p>
          </table:table-cell>
          <table:table-cell office:value-type="string">
            <text:p>C++ file</text:p>
          </table:table-cell>
          <table:table-cell office:value-type="string">
            <text:p>Implements OSMC_driver class</text:p>
          </table:table-cell>
        </table:table-row>
        <table:table-row table:style-name="ro1">
          <table:table-cell table:number-columns-repeated="3"/>
          <table:table-cell office:value-type="string">
            <text:p>OSMC_driver.hpp</text:p>
          </table:table-cell>
          <table:table-cell office:value-type="string">
            <text:p>C++ header file</text:p>
          </table:table-cell>
          <table:table-cell office:value-type="string">
            <text:p>Declares OSMC_driver class</text:p>
          </table:table-cell>
        </table:table-row>
        <table:table-row table:style-name="ro1">
          <table:table-cell table:number-columns-repeated="3"/>
          <table:table-cell office:value-type="string">
            <text:p>pdtest.cc</text:p>
          </table:table-cell>
          <table:table-cell office:value-type="string">
            <text:p>C++ file</text:p>
          </table:table-cell>
          <table:table-cell office:value-type="string">
            <text:p>Executable main test file</text:p>
          </table:table-cell>
        </table:table-row>
        <table:table-row table:style-name="ro1">
          <table:table-cell table:number-columns-repeated="3"/>
          <table:table-cell office:value-type="string">
            <text:p>stepresp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6">01/16/2011</text:date>, <text:time>23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neth Marino</meta:initial-creator>
    <meta:creation-date>2011-01-15T19:46:16</meta:creation-date>
    <dc:date>2011-01-16T23:57:13</dc:date>
    <dc:creator>Kenneth Marino</dc:creator>
    <meta:editing-duration>PT07H01M12S</meta:editing-duration>
    <meta:editing-cycles>9</meta:editing-cycles>
    <meta:generator>OpenOffice.org/3.2$Unix OpenOffice.org_project/320m12$Build-9483</meta:generator>
    <meta:document-statistic meta:table-count="3" meta:cell-count="775" meta:object-count="0"/>
  </office:meta>
</office:document-meta>
</file>